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mbria" svg:font-family="Cambria" style:font-family-generic="system" style:font-pitch="variable"/>
    <style:font-face style:name="Courier New" svg:font-family="'Courier New'" style:font-family-generic="modern" style:font-pitch="fixed"/>
    <style:font-face style:name="Crimson Text" svg:font-family="'Crimson Text'" style:font-pitch="variable"/>
    <style:font-face style:name="Crimson Text1" svg:font-family="'Crimson Text'" style:font-family-generic="roman" style:font-pitch="variable"/>
    <style:font-face style:name="Crimson Text2" svg:font-family="'Crimson Text'" style:font-adornments="Bold" style:font-pitch="variable"/>
    <style:font-face style:name="Crimson Text3" svg:font-family="'Crimson Text'" style:font-adornments="Italic" style:font-pitch="variable"/>
    <style:font-face style:name="Crimson Text4" svg:font-family="'Crimson Text'" style:font-adornments="Regular" style:font-pitch="variable"/>
    <style:font-face style:name="LFT Etica Mono" svg:font-family="'LFT Etica Mono'" style:font-adornments="Regular"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5in" fo:margin-left="-0.075in" fo:margin-top="0in" fo:margin-bottom="0in" table:align="left" style:writing-mode="lr-tb"/>
    </style:style>
    <style:style style:name="Table1.A" style:family="table-column">
      <style:table-column-properties style:column-width="3.2493in"/>
    </style:style>
    <style:style style:name="Table1.B" style:family="table-column">
      <style:table-column-properties style:column-width="3.2507in"/>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A2" style:family="table-cell">
      <style:table-cell-properties fo:padding-left="0.075in" fo:padding-right="0.075in" fo:padding-top="0in" fo:padding-bottom="0in" fo:border="none" style:writing-mode="lr-tb"/>
    </style:style>
    <style:style style:name="Table1.B2" style:family="table-cell">
      <style:table-cell-properties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Heading">
      <style:text-properties style:font-name="Crimson Text"/>
    </style:style>
    <style:style style:name="P3" style:family="paragraph" style:parent-style-name="Abstract">
      <style:text-properties style:font-name="Crimson Text" officeooo:paragraph-rsid="0017f62a"/>
    </style:style>
    <style:style style:name="P4" style:family="paragraph" style:parent-style-name="Author">
      <style:text-properties style:font-name="Crimson Text" officeooo:paragraph-rsid="0017f62a"/>
    </style:style>
    <style:style style:name="P5" style:family="paragraph" style:parent-style-name="Block_20_Text">
      <style:text-properties style:font-name="Crimson Text" officeooo:paragraph-rsid="0017f62a"/>
    </style:style>
    <style:style style:name="P6" style:family="paragraph" style:parent-style-name="Image_20_Caption">
      <style:text-properties style:font-name="Crimson Text" officeooo:paragraph-rsid="0017f62a"/>
    </style:style>
    <style:style style:name="P7" style:family="paragraph" style:parent-style-name="Subtitle">
      <style:text-properties style:font-name="Crimson Text" officeooo:paragraph-rsid="0017f62a"/>
    </style:style>
    <style:style style:name="P8" style:family="paragraph" style:parent-style-name="epigraph">
      <style:text-properties style:font-name="Crimson Text" officeooo:paragraph-rsid="0017f62a"/>
    </style:style>
    <style:style style:name="P9" style:family="paragraph" style:parent-style-name="epigraph-by">
      <style:text-properties style:font-name="Crimson Text" officeooo:paragraph-rsid="0017f62a"/>
    </style:style>
    <style:style style:name="P10" style:family="paragraph" style:parent-style-name="epigraph-source">
      <style:text-properties style:font-name="Crimson Text" officeooo:paragraph-rsid="0017f62a"/>
    </style:style>
    <style:style style:name="P11" style:family="paragraph" style:parent-style-name="Compact">
      <style:paragraph-properties fo:margin-top="0.0252in" fo:margin-bottom="0.0252in" style:contextual-spacing="false" fo:text-align="start" style:justify-single-word="false" fo:orphans="0" fo:widows="0" fo:hyphenation-ladder-count="no-limit"/>
      <style:text-properties style:font-name="Crimson Text" officeooo:paragraph-rsid="0017f62a" fo:hyphenate="false" fo:hyphenation-remain-char-count="2" fo:hyphenation-push-char-count="2" loext:hyphenation-no-caps="false" loext:hyphenation-no-last-word="false" loext:hyphenation-word-char-count="no-limit" loext:hyphenation-zone="no-limit"/>
    </style:style>
    <style:style style:name="P12" style:family="paragraph" style:parent-style-name="First_20_Paragraph">
      <style:text-properties style:font-name="Crimson Text"/>
    </style:style>
    <style:style style:name="P13" style:family="paragraph" style:parent-style-name="Text_20_body">
      <style:text-properties style:font-name="Crimson Text"/>
    </style:style>
    <style:style style:name="P14" style:family="paragraph" style:parent-style-name="Footnote">
      <style:paragraph-properties fo:margin-top="0in" fo:margin-bottom="0.139in" style:contextual-spacing="false"/>
    </style:style>
    <style:style style:name="P15" style:family="paragraph" style:parent-style-name="epigraph-by">
      <style:text-properties style:use-window-font-color="true" loext:opacity="0%" style:font-name="Crimson Text" officeooo:paragraph-rsid="0017f62a"/>
    </style:style>
    <style:style style:name="P16" style:family="paragraph" style:parent-style-name="Table_20_Caption">
      <style:text-properties style:use-window-font-color="true" loext:opacity="0%" style:font-name="Crimson Text" officeooo:paragraph-rsid="0017f62a"/>
    </style:style>
    <style:style style:name="P17" style:family="paragraph" style:parent-style-name="Date">
      <style:text-properties style:use-window-font-color="true" loext:opacity="0%" style:font-name="Crimson Text" officeooo:paragraph-rsid="0017f62a"/>
    </style:style>
    <style:style style:name="P18" style:family="paragraph" style:parent-style-name="Compact">
      <style:paragraph-properties fo:margin-top="0.0252in" fo:margin-bottom="0.0252in" style:contextual-spacing="false" fo:text-align="start" style:justify-single-word="false" fo:orphans="0" fo:widows="0" fo:hyphenation-ladder-count="no-limit"/>
      <style:text-properties style:use-window-font-color="true" loext:opacity="0%" style:font-name="Crimson Text" fo:font-size="12pt" fo:language="en" fo:country="US" officeooo:paragraph-rsid="0017f62a" style:letter-kerning="false" style:font-name-asian="Cambria"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9" style:family="paragraph" style:parent-style-name="Title" style:master-page-name="First_20_Page">
      <style:paragraph-properties fo:margin-top="0.3335in" fo:margin-bottom="0.1665in" style:contextual-spacing="false" fo:text-align="center" style:justify-single-word="false" fo:keep-together="always" style:page-number="auto" fo:keep-with-next="always"/>
      <style:text-properties style:font-name="Crimson Text" officeooo:paragraph-rsid="0017f62a"/>
    </style:style>
    <style:style style:name="P20" style:family="paragraph" style:parent-style-name="First_20_Paragraph">
      <style:text-properties style:font-name="Crimson Text" officeooo:paragraph-rsid="0017f62a"/>
    </style:style>
    <style:style style:name="P21" style:family="paragraph" style:parent-style-name="Footer">
      <style:paragraph-properties fo:text-align="center" style:justify-single-word="false"/>
    </style:style>
    <style:style style:name="P22" style:family="paragraph" style:parent-style-name="Heading_20_1">
      <style:text-properties style:font-name="Crimson Text"/>
    </style:style>
    <style:style style:name="P23" style:family="paragraph" style:parent-style-name="Heading_20_2">
      <style:text-properties style:font-name="Crimson Text"/>
    </style:style>
    <style:style style:name="P24" style:family="paragraph" style:parent-style-name="Heading_20_3">
      <style:text-properties style:font-name="Crimson Text"/>
    </style:style>
    <style:style style:name="P25" style:family="paragraph" style:parent-style-name="Heading_20_4">
      <style:text-properties style:font-name="Crimson Text"/>
    </style:style>
    <style:style style:name="P26" style:family="paragraph" style:parent-style-name="Heading_20_5">
      <style:text-properties style:font-name="Crimson Text"/>
    </style:style>
    <style:style style:name="P27" style:family="paragraph" style:parent-style-name="Text_20_body" style:master-page-name="Left_20_Page">
      <style:paragraph-properties style:page-number="auto"/>
      <style:text-properties officeooo:paragraph-rsid="0017f62a"/>
    </style:style>
    <style:style style:name="T1" style:family="text">
      <style:text-properties officeooo:rsid="00288293"/>
    </style:style>
    <style:style style:name="T2" style:family="text">
      <style:text-properties officeooo:rsid="001e5db0"/>
    </style:style>
    <style:style style:name="T3" style:family="text">
      <style:text-properties style:use-window-font-color="true" loext:opacity="0%"/>
    </style:style>
    <style:style style:name="T4" style:family="text">
      <style:text-properties style:use-window-font-color="true" loext:opacity="0%" officeooo:rsid="001c9619"/>
    </style:style>
    <style:style style:name="T5" style:family="text">
      <style:text-properties style:use-window-font-color="true" loext:opacity="0%" style:font-name="Crimson Text"/>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variant="small-cap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itle </text:p>
      <text:p text:style-name="P7">Subtitle </text:p>
      <text:p text:style-name="P4">Author</text:p>
      <text:p text:style-name="P17">Date </text:p>
      <text:p text:style-name="P2">Abstract</text:p>
      <text:p text:style-name="P3"><text:span text:style-name="T3"><text:s/>Abstract </text:span><text:span text:style-name="T4">text</text:span></text:p>
      <text:p text:style-name="P8">Epigraph</text:p>
      <text:p text:style-name="P9">Epigraph by</text:p>
      <text:p text:style-name="P10">Epigraph source</text:p>
      <text:p text:style-name="P15"/>
      <text:list text:style-name="Outline">
        <text:list-item>
          <text:h text:style-name="P22" text:outline-level="1"><text:bookmark-start text:name="heading-1"/>Heading 1 <text:bookmark-end text:name="heading-1"/></text:h>
          <text:list>
            <text:list-item>
              <text:h text:style-name="P23" text:outline-level="2"><text:bookmark-start text:name="heading-2"/>Heading 2 <text:bookmark-end text:name="heading-2"/></text:h>
              <text:list>
                <text:list-item>
                  <text:h text:style-name="P24" text:outline-level="3"><text:bookmark-start text:name="heading-3"/>Heading 3 <text:bookmark-end text:name="heading-3"/></text:h>
                  <text:list>
                    <text:list-item>
                      <text:h text:style-name="P25" text:outline-level="4"><text:bookmark-start text:name="heading-4"/>Heading 4 <text:bookmark-end text:name="heading-4"/></text:h>
                      <text:list>
                        <text:list-item>
                          <text:h text:style-name="P26" text:outline-level="5"><text:bookmark-start text:name="heading-5"/><text:span text:style-name="T6">Heading 5</text:span> <text:bookmark-end text:name="heading-5"/></text:h>
                        </text:list-item>
                      </text:list>
                    </text:list-item>
                  </text:list>
                </text:list-item>
              </text:list>
            </text:list-item>
          </text:list>
        </text:list-item>
      </text:list>
      <text:p text:style-name="P20"><text:s/>First Paragraph. </text:p>
      <text:p text:style-name="P27"><text:span text:style-name="T5"><text:s/>Body Text. Body Text Char. <text:s text:c="3"/></text:span><text:span text:style-name="Verbatim_20_Char"><text:span text:style-name="T5"><text:s/>Verbatim Char </text:span></text:span><text:span text:style-name="T5"><text:s/>. <text:s text:c="3"/></text:span><text:a xlink:type="simple" xlink:href="http://example.com/" text:style-name="Internet_20_link" text:visited-style-name="Visited_20_Internet_20_Link"><text:span text:style-name="Internet_20_link"><text:span text:style-name="T5"><text:s/>Hyperlink </text:span></text:span></text:a><text:span text:style-name="T5"><text:s/>. <text:s text:c="4"/>Footnote. </text:span><text:span text:style-name="T5"><text:note text:id="ftn1" text:note-class="footnote"><text:note-citation>1</text:note-citation><text:note-body><text:p text:style-name="P14"><text:s/><text:span text:style-name="T7">Footnote Text.</text:span></text:p></text:note-body></text:note></text:span></text:p>
      <text:p text:style-name="P5"><text:s/>Block Text. </text:p>
      <text:p text:style-name="P16"><text:s/>Table caption. </text:p>
      <table:table table:name="Table1" table:style-name="Table1">
        <table:table-column table:style-name="Table1.A"/>
        <table:table-column table:style-name="Table1.B"/>
        <table:table-row table:style-name="Table1.1">
          <table:table-cell table:style-name="Table1.A1" office:value-type="string">
            <text:p text:style-name="P18"><text:s/>Table</text:p>
          </table:table-cell>
          <table:table-cell table:style-name="Table1.A1" office:value-type="string">
            <text:p text:style-name="P18"><text:s/>Table</text:p>
          </table:table-cell>
        </table:table-row>
        <table:table-row table:style-name="Table1.1">
          <table:table-cell table:style-name="Table1.A2" office:value-type="string">
            <text:p text:style-name="P11"><text:s/>1</text:p>
          </table:table-cell>
          <table:table-cell table:style-name="Table1.B2" office:value-type="string">
            <text:p text:style-name="P18"><text:s/>2</text:p>
          </table:table-cell>
        </table:table-row>
      </table:table>
      <text:p text:style-name="P6"><text:s/>Image Caption </text:p>
      <text:p text:style-name="P12">At least eleven states have enacted laws against unauthorized photography, recording, or other data collection on private property.<text:note text:id="ftn2" text:note-class="footnote"><text:note-citation>2</text:note-citation><text:note-body><text:p text:style-name="Footnote"><text:s/>Animal Welfare Institute, <text:span text:style-name="T8">Anti-whistleblower (“Ag-Gag”) Legislation</text:span>, <text:span text:style-name="T9">Animal Welfare Institute</text:span>, <text:a xlink:type="simple" xlink:href="https://awionline.org/content/anti-whistleblower-legislation" text:style-name="Internet_20_link" text:visited-style-name="Visited_20_Internet_20_Link"><text:span text:style-name="Internet_20_link">https://awionline.org/content/anti-whistleblower-legislation</text:span></text:a> (last visited Feb 27, 2023); Center for Constitutional Rights, Ag-Gag Across America: Corporate-Backed Attacks on Activitsts and Whistleblowers 10 (2017). States that have adopted such laws include (in chronological order): Kansas, Montana, North Dakota, Alabama, Iowa, Missouri, Utah, Idaho, Wyoming, North Carolina, and Arkansas. Center for Constitutional Rights, <text:span text:style-name="T8">supra</text:span> note 1 at 10, 13, 15–16, 18–20. The earliest of these laws applied specifically to agricultural facilities, giving rise to the sobriquet “ag-gag” laws. See Center for Constitutional Rights, <text:span text:style-name="T8">supra</text:span> note 1 at 2–3; Shaakirrah R. Sanders, <text:span text:style-name="T8">Ag-Gag Free Nation</text:span>, 54 <text:span text:style-name="T9">Wake Forest L. Rev.</text:span> 491, 493–94 (2019).</text:p></text:note-body></text:note> Among the most recent examples is the North Carolina Property Protection Act (“NCPPA”).<text:note text:id="ftn3" text:note-class="footnote"><text:note-citation>3</text:note-citation><text:note-body><text:p text:style-name="Footnote"><text:s/>NC Property Protection Act, N.C. Gen. Stat. § 99A-2 (2016). Arkansas has adopted a similar statute. Arkansas Data Trespass, Ark. Code § 16-118-113 (2017); see <text:span text:style-name="T8">Animal Legal Defense Fund v. Vaught</text:span>, No. 4:19cv00442, 4 (E.D. Ark. Feb. 14, 2020) (“Representative Vaught … explained in introducing the Arkansas Ag-Gag law to the House Judiciary Committee that it ‘is modeled after a newly enacted law in North Carolina in 2016.’”).</text:p></text:note-body></text:note></text:p>
      <text:p text:style-name="P13">The NCPPA represents a new approach to state laws against data trespass,<text:note text:id="ftn4" text:note-class="footnote"><text:note-citation>4</text:note-citation><text:note-body><text:p text:style-name="Footnote">I use the term “data trespass” to encompass laws imposing criminal or civil liability for unauthorized recording or data collection, whether limited to agricultural facilities or (as in North Carolina, Arkansas, and Wyoming) covering other premises and facilities as well. See Hannah Solomon, <text:span text:style-name="T8">Wyoming’s Data Trespass Laws Trample First Amendment Rights: A Preview</text:span>, <text:span text:style-name="T9">Vermont Journal of Environmental Law: Ecoperspectives Blog</text:span> (2016), <text:a xlink:type="simple" xlink:href="https://vjel.vermontlaw.edu/wyomings-data-trespass-laws-trample-first-amendment-rights-preview" text:style-name="Internet_20_link" text:visited-style-name="Visited_20_Internet_20_Link"><text:span text:style-name="Internet_20_link">https://vjel.vermontlaw.edu/wyomings-data-trespass-laws-trample-first-amendment-rights-preview</text:span></text:a> (last visited Mar 1, 2023) (describing Wyoming statutes as “data trespass laws”); Lauren Kurtz, <text:span text:style-name="T8">Wyoming Federal Court Upholds Law Criminalizing “Unlawful Collection of Resource Data”</text:span>, <text:span text:style-name="T9">Climate Law Blog</text:span> (2016), <text:a xlink:type="simple" xlink:href="https://blogs.law.columbia.edu/climatechange/2016/07/28/wy-federal-court-upholds-law-criminalizing-resource-data-collection/" text:style-name="Internet_20_link" text:visited-style-name="Visited_20_Internet_20_Link"><text:span text:style-name="Internet_20_link">https://blogs.law.columbia.edu/climatechange/2016/07/28/wy-federal-court-upholds-law-criminalizing-resource-data-collection/</text:span></text:a> (last visited Mar 1, 2023) (same).</text:p></text:note-body></text:note> differing from previous ag-gag laws in three significant respects. First, unlike laws <text:soft-page-break/>limited to agricultural facilities, the NCPPA applies more broadly to any private property.<text:note text:id="ftn5" text:note-class="footnote"><text:note-citation>5</text:note-citation><text:note-body><text:p text:style-name="Footnote">N.C. Gen. Stat. § 99A-2. The Arkansas statute similarly prohibits unauthorized recording on “commercial property”, which is defined to include any “business property”, “Agricultural or timber production operations”, and “Residential property used for business purposes”. Ark. Code § 16-118-113. Wyoming’s resource data collection statutes also apply to any “private land”, but their prohibitions are limited to unauthorized collection of “resource data” (defined as “data relating to land or land use, including but not limited to data regarding agriculture, minerals, geology, history, cultural artifacts, archeology, air, water, soil, conservation, habitat, vegetation or animal species”). Wyoming criminal trespass, Wyo. Stat. § 6-3-414 (2015) (imposing criminal liability) and Wyoming civil trespass, Wyo. Stat. § 40-27-101 (2015) (establishing civil cause of action).</text:p></text:note-body></text:note> Second, while previous laws typically imposed criminal liability,<text:note text:id="ftn6" text:note-class="footnote"><text:note-citation>6</text:note-citation><text:note-body><text:p text:style-name="Footnote"><text:s/>See Center for Constitutional Rights, <text:span text:style-name="T8">supra</text:span> note 1 at 6, 10–11, 14, 17–18.</text:p></text:note-body></text:note> the NCPPA creates a civil cause of action for acts exceeding the scope of authorized entry to the premises.<text:note text:id="ftn7" text:note-class="footnote"><text:note-citation>7</text:note-citation><text:note-body><text:p text:style-name="Footnote"><text:s/>N.C. Gen. Stat. § 99A-2; Ark. Code § 16-118-113. Some other states’ laws also authorize private civil actions by the owner or operator of the facility.</text:p></text:note-body></text:note> Third, the NCPPA specifically targets unauthorized recording and other data collection by employees.<text:note text:id="ftn8" text:note-class="footnote"><text:note-citation>8</text:note-citation><text:note-body><text:p text:style-name="Footnote"><text:s/>N.C. Gen. Stat. § 99A-2(b)(1)–(3); Ark. Code § 16-118-113(c)(1)–(3). Some ag-gag statutes contain specific provisions aimed at so-called “employment fraud” for the purpose of gaining access to an agricultural facility. See, e.g., Idaho agricultural production, Idaho Code § 18-7042 (2014) (imposing liability on one who “Obtains employment with an agricultural production facility by force, threat, or misrepresentation with the intent to cause economic or other injury”); Iowa ag fraud, Iowa Code § 717A.3A (2012); Alabama Ag-Gag, Ala. Code § 13A-11-150 (2002); see also Center for Constitutional Rights, <text:span text:style-name="T8">supra</text:span> note 1 at 2, 10–11.</text:p></text:note-body></text:no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mbria" svg:font-family="Cambria" style:font-family-generic="system" style:font-pitch="variable"/>
    <style:font-face style:name="Courier New" svg:font-family="'Courier New'" style:font-family-generic="modern" style:font-pitch="fixed"/>
    <style:font-face style:name="Crimson Text" svg:font-family="'Crimson Text'" style:font-pitch="variable"/>
    <style:font-face style:name="Crimson Text1" svg:font-family="'Crimson Text'" style:font-family-generic="roman" style:font-pitch="variable"/>
    <style:font-face style:name="Crimson Text2" svg:font-family="'Crimson Text'" style:font-adornments="Bold" style:font-pitch="variable"/>
    <style:font-face style:name="Crimson Text3" svg:font-family="'Crimson Text'" style:font-adornments="Italic" style:font-pitch="variable"/>
    <style:font-face style:name="Crimson Text4" svg:font-family="'Crimson Text'" style:font-adornments="Regular" style:font-pitch="variable"/>
    <style:font-face style:name="LFT Etica Mono" svg:font-family="'LFT Etica Mono'" style:font-adornments="Regular"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Crimson Text4" fo:font-family="'Crimson Text'" style:font-style-name="Regular" style:font-pitch="variable"/>
    </style:style>
    <style:style style:name="Author" style:family="paragraph" style:parent-style-name="Standard" style:class="html">
      <style:paragraph-properties fo:margin-top="0.1201in" fo:margin-bottom="0.1201in" style:contextual-spacing="false" fo:text-align="center" style:justify-single-word="false"/>
    </style:style>
    <style:style style:name="Date" style:family="paragraph" style:parent-style-name="Standard" style:class="html">
      <style:paragraph-properties fo:margin-top="0.1201in" fo:margin-bottom="0.1201in" style:contextual-spacing="false" fo:text-align="center" style:justify-single-word="false"/>
    </style:style>
    <style:style style:name="Abstract" style:family="paragraph" style:parent-style-name="Standard" style:class="html">
      <style:paragraph-properties fo:margin-left="0.5in" fo:margin-right="0.5in" fo:margin-top="0.1201in" fo:margin-bottom="0.1201in" style:contextual-spacing="false" fo:text-indent="0in" style:auto-text-indent="false"/>
      <style:text-properties fo:font-size="11pt" fo:font-style="italic"/>
    </style:style>
    <style:style style:name="Heading" style:family="paragraph" style:parent-style-name="Standard" style:next-style-name="Text_20_body" style:list-style-name="" style:class="text">
      <style:paragraph-properties fo:margin-top="0.1665in" fo:margin-bottom="0.0835in" style:contextual-spacing="false" fo:text-align="center" style:justify-single-word="false" fo:keep-with-next="always" text:number-lines="false" text:line-number="0"/>
      <style:text-properties style:font-name="Crimson Text2" fo:font-family="'Crimson Text'" style:font-style-name="Bold" style:font-pitch="variable" fo:font-size="12pt" fo:font-weight="bold"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0598in" fo:margin-bottom="0.0598in" style:contextual-spacing="false" fo:orphans="2" fo:text-indent="0.2in" style:auto-text-indent="false" style:page-number="auto"/>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list-style-name="Outline" style:class="text" style:master-page-name="">
      <style:paragraph-properties fo:margin-top="0.1799in" fo:margin-bottom="0.0598in" style:contextual-spacing="false" fo:text-align="start" style:justify-single-word="false" style:page-number="auto" text:number-lines="true" text:line-number="0"/>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list-level="2" style:class="text">
      <style:paragraph-properties fo:margin-top="0.1701in" fo:margin-bottom="0.0598in" style:contextual-spacing="false" fo:text-align="start" style:justify-single-word="false" text:number-lines="true" text:line-number="0"/>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list-level="3" style:class="text" style:master-page-name="">
      <style:paragraph-properties fo:margin-top="0.1799in" fo:margin-bottom="0.0598in" style:contextual-spacing="false" fo:text-align="start" style:justify-single-word="false" style:page-number="auto" text:number-lines="true" text:line-number="0"/>
      <style:text-properties fo:font-size="14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list-level="4" style:class="text" style:master-page-name="">
      <style:paragraph-properties fo:margin-top="0.1799in" fo:margin-bottom="0.0598in" style:contextual-spacing="false" fo:text-align="start" style:justify-single-word="false" style:page-number="auto" text:number-lines="true" text:line-number="0"/>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list-level="5" style:class="text">
      <style:paragraph-properties fo:margin-top="0.1799in" fo:margin-bottom="0.0598in" style:contextual-spacing="false" fo:text-align="start" style:justify-single-word="false" text:number-lines="true" text:line-number="0"/>
      <style:text-properties fo:font-size="12pt"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text-properties fo:font-size="10pt"/>
    </style:style>
    <style:style style:name="Preformatted_20_Text" style:display-name="Preformatted Text" style:family="paragraph" style:parent-style-name="Standard" style:class="html">
      <style:paragraph-properties fo:margin-top="0in" fo:margin-bottom="0in" style:contextual-spacing="false"/>
      <style:text-properties style:font-name="LFT Etica Mono" fo:font-family="'LFT Etica Mono'" style:font-style-name="Regular"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in" fo:margin-right="0in" fo:margin-top="0in" fo:margin-bottom="0.0598in" style:contextual-spacing="false" fo:orphans="2" fo:text-indent="0in" style:auto-text-indent="false" style:page-number="auto" text:number-lines="false" text:line-number="0">
        <style:tab-stops/>
      </style:paragraph-properties>
      <style:text-properties fo:font-size="10pt" style:font-size-asian="10pt" style:font-size-complex="10pt"/>
    </style:style>
    <style:style style:name="Header_20_and_20_Footer" style:display-name="Header and Footer" style:family="paragraph" style:parent-style-name="Standard" style:class="extra" style:master-page-name="">
      <style:paragraph-properties style:page-number="auto"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master-page-name="">
      <style:paragraph-properties fo:orphans="2" style:page-number="auto"/>
    </style:style>
    <style:style style:name="Definition" style:family="paragraph" style:parent-style-name="Standard"/>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style:use-window-font-color="true" loext:opacity="0%" style:font-name="Crimson Text1" fo:font-family="'Crimson Text'"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master-page-name="">
      <style:paragraph-properties fo:margin-top="0.0598in" fo:margin-bottom="0.1799in" style:contextual-spacing="false" fo:text-align="center" style:justify-single-word="false" fo:keep-together="always" style:page-number="auto" fo:keep-with-next="always"/>
      <style:text-properties style:use-window-font-color="true" loext:opacity="0%" style:font-name="Crimson Text1" fo:font-family="'Crimson Text'" style:font-family-generic="roman" style:font-pitch="variable" fo:font-size="16pt" style:font-size-asian="15pt" style:font-size-complex="15pt"/>
    </style:style>
    <style:style style:name="epigraph" style:family="paragraph" style:parent-style-name="Standard" style:next-style-name="epigraph-by">
      <style:paragraph-properties fo:margin-left="3in" fo:margin-right="0in" fo:margin-top="0in" fo:margin-bottom="0.1201in" style:contextual-spacing="false" fo:text-align="end" style:justify-single-word="false" fo:orphans="2" fo:widows="2" fo:hyphenation-ladder-count="no-limit" fo:text-indent="0in" style:auto-text-indent="false" style:writing-mode="lr-tb">
        <style:tab-stops/>
      </style:paragraph-properties>
      <style:text-properties style:use-window-font-color="true" loext:opacity="0%" style:font-name="Crimson Text3" fo:font-family="'Crimson Text'" style:font-style-name="Italic" style:font-pitch="variable" fo:font-size="11pt" fo:language="en" fo:country="US" fo:font-style="italic" style:letter-kerning="false" style:font-name-asian="Cambria" style:font-family-asian="Cambria" style:font-family-generic-asian="system" style:font-pitch-asian="variable" style:font-size-asian="11pt" style:language-asian="en" style:country-asian="US" style:font-style-asian="italic" style:font-name-complex="Tahoma1"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epigraph-by" style:family="paragraph" style:parent-style-name="epigraph" style:next-style-name="epigraph-source">
      <style:text-properties fo:font-style="normal" style:font-style-asian="normal"/>
    </style:style>
    <style:style style:name="epigraph-source" style:family="paragraph" style:parent-style-name="epigraph" style:next-style-name="Text_20_body">
      <style:text-properties fo:font-style="normal" style:font-style-asian="normal"/>
    </style:style>
    <style:style style:name="First_20_Paragraph" style:display-name="First Paragraph" style:family="paragraph" style:parent-style-name="Text_20_body" style:next-style-name="Text_20_body" style:master-page-name="">
      <style:paragraph-properties fo:margin-left="0in" fo:margin-right="0in" fo:orphans="2" fo:text-indent="0in" style:auto-text-indent="false" style:page-number="auto"/>
      <style:text-properties style:use-window-font-color="true" loext:opacity="0%" style:font-name="Crimson Text1" fo:font-family="'Crimson Text'" style:font-family-generic="roman" style:font-pitch="variable"/>
    </style:style>
    <style:style style:name="Block_20_Text" style:display-name="Block Text" style:family="paragraph" style:parent-style-name="Text_20_body" style:next-style-name="Text_20_body" style:master-page-name="">
      <style:paragraph-properties fo:margin-left="0.4in" fo:margin-right="0.4in" fo:margin-top="0.0598in" fo:margin-bottom="0.0598in" style:contextual-spacing="false" fo:text-indent="0in" style:auto-text-indent="false" style:page-number="auto">
        <style:tab-stops/>
      </style:paragraph-properties>
      <style:text-properties style:use-window-font-color="true" loext:opacity="0%" style:font-name="Crimson Text1" fo:font-family="'Crimson Text'" style:font-family-generic="roman" style:font-pitch="variable" fo:font-size="11pt" style:font-size-asian="10pt"/>
    </style:style>
    <style:style style:name="Table_20_Caption" style:display-name="Table Caption" style:family="paragraph" style:parent-style-name="Caption" style:master-page-name="">
      <style:paragraph-properties fo:margin-top="0.0598in" fo:margin-bottom="0.0799in" style:contextual-spacing="false" style:page-number="auto" fo:keep-with-next="always">
        <style:tab-stops/>
      </style:paragraph-properties>
      <style:text-properties fo:font-size="11pt"/>
    </style:style>
    <style:style style:name="Compact" style:family="paragraph" style:parent-style-name="Text_20_body" style:master-page-name="">
      <style:paragraph-properties fo:margin-top="0.0252in" fo:margin-bottom="0.0252in" style:contextual-spacing="false" fo:text-align="start" style:justify-single-word="false" fo:orphans="2" fo:widows="2" style:page-number="auto"/>
      <style:text-properties style:use-window-font-color="true" loext:opacity="0%" style:font-name="Crimson Text1" fo:font-family="'Crimson Text'" style:font-family-generic="roman" style:font-pitch="variable" fo:font-size="12pt" fo:language="en" fo:country="US" style:letter-kerning="false" style:font-name-asian="Cambria" style:font-family-asian="Cambria" style:font-family-generic-asian="system" style:font-pitch-asian="variable" style:font-size-asian="12pt" style:language-asian="en" style:country-asian="US" style:font-name-complex="Tahoma1" style:font-family-complex="Tahoma" style:font-family-generic-complex="system" style:font-pitch-complex="variable" style:font-size-complex="12pt" style:language-complex="ar" style:country-complex="SA"/>
    </style:style>
    <style:style style:name="Image_20_Caption" style:display-name="Image Caption" style:family="paragraph" style:parent-style-name="Caption" style:master-page-name="">
      <style:paragraph-properties fo:margin-top="0.0598in" fo:margin-bottom="0.0799in" style:contextual-spacing="false" fo:text-align="center" style:justify-single-word="false" style:page-number="auto"/>
      <style:text-properties style:use-window-font-color="true" loext:opacity="0%" style:font-name="Crimson Text1" fo:font-family="'Crimson Text'" style:font-family-generic="roman" style:font-pitch="variable" fo:font-size="11pt"/>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er" style:family="paragraph" style:parent-style-name="Header_20_and_20_Footer" style:class="extra">
      <style:paragraph-properties text:number-lines="false" text:line-number="0">
        <style:tab-stops>
          <style:tab-stop style:position="2.75in" style:type="center"/>
          <style:tab-stop style:position="5.5in" style:type="right"/>
        </style:tab-stops>
      </style:paragraph-properties>
      <style:text-properties fo:font-size="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Source_5f_Text" style:display-name="Source_Text" style:family="text">
      <style:text-properties style:font-name="LFT Etica Mono" fo:font-family="'LFT Etica Mono'" style:font-style-name="Regular"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text-properties style:font-name="Crimson Text4" fo:font-family="'Crimson Text'" style:font-style-name="Regular" style:font-pitch="variabl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style:font-name="Crimson Text3" fo:font-family="'Crimson Text'" style:font-style-name="Italic" style:font-pitch="variable" fo:font-style="italic" style:font-style-asian="italic" style:font-style-complex="italic"/>
    </style:style>
    <style:style style:name="Strong_20_Emphasis" style:display-name="Strong Emphasis" style:family="text">
      <style:text-properties style:font-name="Crimson Text2" fo:font-family="'Crimson Text'" style:font-style-name="Bold" style:font-pitch="variable" fo:font-weight="bold" style:font-weight-asian="bold" style:font-weight-complex="bold"/>
    </style:style>
    <style:style style:name="Strikeout" style:family="text">
      <style:text-properties style:text-line-through-style="solid" style:text-line-through-type="single" style:font-name="Crimson Text4" fo:font-family="'Crimson Text'" style:font-style-name="Regular" style:font-pitch="variable"/>
    </style:style>
    <style:style style:name="Superscript" style:family="text">
      <style:text-properties style:text-position="super 58%" style:font-name="Crimson Text4" fo:font-family="'Crimson Text'" style:font-style-name="Regular" style:font-pitch="variable"/>
    </style:style>
    <style:style style:name="Subscript" style:family="text">
      <style:text-properties style:text-position="sub 58%" style:font-name="Crimson Text4" fo:font-family="'Crimson Text'" style:font-style-name="Regular" style:font-pitch="variable"/>
    </style:style>
    <style:style style:name="Citation" style:family="text">
      <style:text-properties style:font-name="Crimson Text3" fo:font-family="'Crimson Text'" style:font-style-name="Italic" style:font-pitch="variable" fo:font-style="italic" style:font-style-asian="italic" style:font-style-complex="italic"/>
    </style:style>
    <style:style style:name="Teletype" style:family="text">
      <style:text-properties style:font-name="LFT Etica Mono" fo:font-family="'LFT Etica Mono'" style:font-style-name="Regular"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font-name="LFT Etica Mono" fo:font-family="'LFT Etica Mono'" style:font-style-name="Regular" style:font-pitch="fixed" fo:font-size="10pt" style:text-underline-style="solid" style:text-underline-width="auto" style:text-underline-color="font-color"/>
    </style:style>
    <style:style style:name="Footnote_20_Symbol" style:display-name="Footnote Symbol" style:family="text">
      <style:text-properties style:font-name="Crimson Text4" fo:font-family="'Crimson Text'" style:font-style-name="Regular" style:font-pitch="variable"/>
    </style:style>
    <style:style style:name="Footnote_20_anchor" style:display-name="Footnote anchor" style:family="text">
      <style:text-properties style:text-position="super 58%" style:font-name="Crimson Text4" fo:font-family="'Crimson Text'" style:font-style-name="Regular" style:font-pitch="variable"/>
    </style:style>
    <style:style style:name="Definition" style:family="text">
      <style:text-properties style:font-name="Crimson Text4" fo:font-family="'Crimson Text'" style:font-style-name="Regular" style:font-pitch="variable"/>
    </style:style>
    <style:style style:name="Default_20_Paragraph_20_Font" style:display-name="Default Paragraph Font" style:family="text">
      <style:text-properties style:font-name="Crimson Text4" fo:font-family="'Crimson Text'" style:font-style-name="Regular" style:font-pitch="variable"/>
    </style:style>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LFT Etica Mono" fo:font-family="'LFT Etica Mono'" style:font-style-name="Regular" style:font-pitch="fixed" fo:font-size="10pt" style:font-size-asian="11pt"/>
    </style:style>
    <style:style style:name="Rubies" style:family="text">
      <style:text-properties style:font-name="Crimson Text4" fo:font-family="'Crimson Text'" style:font-style-name="Regular" style:font-pitch="variable" fo:font-size="6pt" style:text-underline-style="none" style:font-size-asian="6pt" style:font-size-complex="6pt" style:text-emphasize="none"/>
    </style:style>
    <style:style style:name="Endnote_20_anchor" style:display-name="Endnote anchor" style:family="text">
      <style:text-properties style:text-position="super 58%" style:font-name="Crimson Text4" fo:font-family="'Crimson Text'" style:font-style-name="Regular" style:font-pitch="variable"/>
    </style:style>
    <style:style style:name="Drop_20_Caps" style:display-name="Drop Caps" style:family="text">
      <style:text-properties style:font-name="Crimson Text4" fo:font-family="'Crimson Text'" style:font-style-name="Regular" style:font-pitch="variable"/>
    </style:style>
    <style:style style:name="Caption_20_characters" style:display-name="Caption characters" style:family="text">
      <style:text-properties style:font-name="Crimson Text4" fo:font-family="'Crimson Text'" style:font-style-name="Regular" style:font-pitch="variable"/>
    </style:style>
    <style:style style:name="Endnote_20_Symbol" style:display-name="Endnote Symbol" style:family="text">
      <style:text-properties style:font-name="Crimson Text4" fo:font-family="'Crimson Text'" style:font-style-name="Regular" style:font-pitch="variable"/>
    </style:style>
    <style:style style:name="Index_20_Link" style:display-name="Index Link" style:family="text">
      <style:text-properties style:font-name="Crimson Text4" fo:font-family="'Crimson Text'" style:font-style-name="Regular" style:font-pitch="variable"/>
    </style:style>
    <style:style style:name="Page_20_Number" style:display-name="Page Number" style:family="text">
      <style:text-properties style:font-name="Crimson Text4" fo:font-family="'Crimson Text'" style:font-style-name="Regular" style:font-pitch="variable"/>
    </style:style>
    <style:style style:name="Variable" style:family="text">
      <style:text-properties style:font-name="Crimson Text3" fo:font-family="'Crimson Text'" style:font-style-name="Italic" style:font-pitch="variable" fo:font-style="italic" style:font-style-asian="italic" style:font-style-complex="italic"/>
    </style:style>
    <style:style style:name="Visited_20_Internet_20_Link" style:display-name="Visited Internet Link" style:family="text">
      <style:text-properties fo:color="#800000" loext:opacity="100%" style:font-name="Crimson Text4" fo:font-family="'Crimson Text'" style:font-style-name="Regular" style:font-pitch="variable" style:text-underline-style="solid" style:text-underline-width="auto" style:text-underline-color="font-color"/>
    </style:style>
    <style:style style:name="Vertical_20_Numbering_20_Symbols" style:display-name="Vertical Numbering Symbols" style:family="text">
      <style:text-properties style:font-name="Crimson Text4" fo:font-family="'Crimson Text'" style:font-style-name="Regular" style:font-pitch="variable" style:text-rotation-angle="90" style:text-rotation-scale="line-height"/>
    </style:style>
    <style:style style:name="Source_20_Text" style:display-name="Source Text" style:family="text">
      <style:text-properties style:font-name="LFT Etica Mono" fo:font-family="'LFT Etica Mono'" style:font-style-name="Regular"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FT Etica Mono" fo:font-family="'LFT Etica Mono'" style:font-style-name="Regular"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font-name="Crimson Text4" fo:font-family="'Crimson Text'" style:font-style-name="Regular" style:font-pitch="variable" style:text-underline-style="dotted" style:text-underline-width="auto" style:text-underline-color="font-color"/>
    </style:style>
    <style:style style:name="Main_20_index_20_entry" style:display-name="Main index entry" style:family="text">
      <style:text-properties style:font-name="Crimson Text2" fo:font-family="'Crimson Text'" style:font-style-name="Bold" style:font-pitch="variable" fo:font-weight="bold" style:font-weight-asian="bold" style:font-weight-complex="bold"/>
    </style:style>
    <style:style style:name="Line_20_numbering" style:display-name="Line numbering" style:family="text">
      <style:text-properties style:font-name="LFT Etica Mono" fo:font-family="'LFT Etica Mono'" style:font-style-name="Regular" style:font-pitch="fixed" fo:font-size="10pt"/>
    </style:style>
    <style:style style:name="Example" style:family="text">
      <style:text-properties style:font-name="LFT Etica Mono" fo:font-family="'LFT Etica Mono'" style:font-style-name="Regular"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 style:num-suffix=" " style:num-format="1">
        <style:list-level-properties text:min-label-distance="0.15in"/>
      </text:outline-level-style>
      <text:outline-level-style text:level="2" loext:num-list-format="%1%.%2% " style:num-suffix=" " style:num-format="1" text:display-levels="2">
        <style:list-level-properties text:min-label-distance="0.15in"/>
      </text:outline-level-style>
      <text:outline-level-style text:level="3" loext:num-list-format="%1%.%2%.%3% " style:num-suffix=" " style:num-format="1" text:display-levels="3">
        <style:list-level-properties text:min-label-distance="0.15in"/>
      </text:outline-level-style>
      <text:outline-level-style text:level="4" loext:num-list-format="%1%.%2%.%3%.%4% " style:num-suffix=" " style:num-format="1" text:display-levels="4">
        <style:list-level-properties text:min-label-distance="0.15in"/>
      </text:outline-level-style>
      <text:outline-level-style text:level="5" loext:num-list-format="%1%.%2%.%3%.%4%.%5% " style:num-suffix=" " style:num-format="1" text:display-levels="5">
        <style:list-level-properties text:min-label-distance="0.15in"/>
      </text:outline-level-style>
      <text:outline-level-style text:level="6" loext:num-list-format=" %1%.%2%.%3%.%4%.%5%.%6% " style:num-prefix=" " style:num-suffix=" " style:num-format="1" text:display-levels="6">
        <style:list-level-properties text:space-before="0.25in" text:min-label-distance="0.15in"/>
      </text:outline-level-style>
      <text:outline-level-style text:level="7" loext:num-list-format=" %1%.%2%.%3%.%4%.%5%.%6%.%7% " style:num-prefix=" " style:num-suffix=" " style:num-format="1" text:display-levels="7">
        <style:list-level-properties text:space-before="0.25in" text:min-label-distance="0.15in"/>
      </text:outline-level-style>
      <text:outline-level-style text:level="8" loext:num-list-format=" %1%.%2%.%3%.%4%.%5%.%6%.%7%.%8% " style:num-prefix=" " style:num-suffix=" " style:num-format="1" text:display-levels="8">
        <style:list-level-properties text:space-before="0.25in" text:min-label-distance="0.15in"/>
      </text:outline-level-style>
      <text:outline-level-style text:level="9" loext:num-list-format=" %1%.%2%.%3%.%4%.%5%.%6%.%7%.%8%.%9% " style:num-prefix=" " style:num-suffix=" " style:num-format="1" text:display-levels="9">
        <style:list-level-properties text:space-before="0.25in" text:min-label-distance="0.15in"/>
      </text:outline-level-style>
      <text:outline-level-style text:level="10" loext:num-list-format=" %1%.%2%.%3%.%4%.%5%.%6%.%7%.%8%.%9%.%10% " style:num-prefix=" " style:num-suffix=" " style:num-format="1" text:display-levels="10">
        <style:list-level-properties text:space-before="0.25in"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2in"/>
      </text:list-level-style-number>
      <text:list-level-style-number text:level="2" text:style-name="Numbering_20_Symbols" loext:num-list-format="%1%.%2%." style:num-suffix="." style:num-format="1" text:display-levels="2">
        <style:list-level-properties text:min-label-width="0.1965in"/>
      </text:list-level-style-number>
      <text:list-level-style-number text:level="3" text:style-name="Numbering_20_Symbols" loext:num-list-format="%1%.%2%.%3%." style:num-suffix="." style:num-format="1" text:display-levels="3">
        <style:list-level-properties text:min-label-width="0.1965in"/>
      </text:list-level-style-number>
      <text:list-level-style-number text:level="4" text:style-name="Numbering_20_Symbols" loext:num-list-format="%1%.%2%.%3%.%4%." style:num-suffix="." style:num-format="1" text:display-levels="4">
        <style:list-level-properties text:min-label-width="0.1965in"/>
      </text:list-level-style-number>
      <text:list-level-style-number text:level="5" text:style-name="Numbering_20_Symbols" loext:num-list-format="%1%.%2%.%3%.%4%.%5%." style:num-suffix="." style:num-format="1" text:display-levels="5">
        <style:list-level-properties text:min-label-width="0.2in"/>
      </text:list-level-style-number>
      <text:list-level-style-number text:level="6" text:style-name="Numbering_20_Symbols" loext:num-list-format="%1%.%2%.%3%.%4%.%5%.%6%." style:num-suffix="."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number:date-style style:name="N10129" number:language="en" number:country="US">
      <number:day/>
      <number:text> </number:text>
      <number:month number:textual="true"/>
      <number:text>. </number:text>
      <number:year number:style="long"/>
    </number:date-style>
    <number:date-style style:name="N10130" number:language="en" number:country="US">
      <number:day/>
      <number:text> </number:text>
      <number:month number:style="long" number:textual="true"/>
      <number:text> </number:text>
      <number:year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288293"/>
    </style:style>
    <style:style style:name="MT2" style:family="text">
      <style:text-properties officeooo:rsid="001e5db0"/>
    </style:style>
    <style:page-layout style:name="Mpm1">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2in" style:distance-after-sep="0.1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2in" style:distance-after-sep="0.1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2in" style:distance-after-sep="0.1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4" style:page-usage="right">
      <style:page-layout-properties fo:page-width="8.5in" fo:page-height="11in" style:num-format="1" style:print-orientation="portrait" fo:margin-top="1in" fo:margin-bottom="1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2in" style:distance-after-sep="0.1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s/></text:p>
      </style:footer>
      <style:footer-left>
        <text:p text:style-name="MP1"><text:page-number text:select-page="current">0</text:page-number><text:s/></text:p>
      </style:footer-left>
      <style:footer-first>
        <text:p text:style-name="MP1"><text:page-number text:select-page="current">0</text:page-number><text:s/></text:p>
      </style:footer-first>
    </style:master-page>
    <style:master-page style:name="First_20_Page" style:display-name="First Page" style:page-layout-name="Mpm2" draw:style-name="Mdp1" style:next-style-name="Left_20_Page"/>
    <style:master-page style:name="Left_20_Page" style:display-name="Left Page" style:page-layout-name="Mpm3" draw:style-name="Mdp1" style:next-style-name="Right_20_Page">
      <style:header>
        <text:p text:style-name="Header"><text:page-number text:select-page="current">2</text:page-number><text:tab/><text:author-name text:fixed="false">Unknown Author</text:author-name><text:tab/><text:span text:style-name="MT1">[DRAFT</text:span></text:p>
      </style:header>
    </style:master-page>
    <style:master-page style:name="Right_20_Page" style:display-name="Right Page" style:page-layout-name="Mpm4" draw:style-name="Mdp1" style:next-style-name="Left_20_Page">
      <style:header>
        <text:p text:style-name="Header"><text:date style:data-style-name="N10130" text:date-value="2025-12-31T15:05:58.756844443">31 December 2025</text:date><text:span text:style-name="MT2">]</text:span><text:tab/><text:title>Article Title</text:title><text:tab/><text:page-number text:select-page="current">3</text:page-number></text:p>
      </style:header>
    </style:master-page>
    <style:master-page style:name="Footnote" style:page-layout-name="Mpm2"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4-04-21T13:24:09.813760223</dc:date>
    <meta:editing-duration>PT1H5M49S</meta:editing-duration>
    <meta:editing-cycles>22</meta:editing-cycles>
    <dc:title>Article Title</dc:title>
    <dc:creator>Eric M. Fink</dc:creator>
    <meta:document-statistic meta:table-count="1" meta:image-count="0" meta:object-count="0" meta:page-count="3" meta:paragraph-count="38" meta:word-count="706" meta:character-count="5026" meta:non-whitespace-character-count="4322"/>
  </office:meta>
</office:document-meta>
</file>